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ort Answer Questions: </text:p>
      <text:list xml:id="list3677234634208714050" text:style-name="L1">
        <text:list-item>
          <text:p text:style-name="P3">What is the difference between network layer and transport layer since they are both carrying logical communications?</text:p>
          <text:p text:style-name="P5">Network layer is logical communication between hosts while transport layer is logical communication between processes</text:p>
        </text:list-item>
        <text:list-item>
          <text:p text:style-name="P3"><text:s/>What is the difference between network layer and data link layer? </text:p>
          <text:p text:style-name="P3"><text:s/><text:span text:style-name="T1">Data link layer is physical while network layer is logical</text:span></text:p>
        </text:list-item>
        <text:list-item>
          <text:p text:style-name="P3"><text:s/>Please give three differences between TCP and UDP. <text:s/></text:p>
          <text:p text:style-name="P5">TCP provides flow control, congestion control, and reliable in order byte stream</text:p>
        </text:list-item>
        <text:list-item>
          <text:p text:style-name="P3">What is multiplexing at sender? What is de-multiplexing at receiver? </text:p>
        </text:list-item>
      </text:list>
      <text:p text:style-name="P2"><text:tab/><text:span text:style-name="T1">Multiplexing at sender handles data from multiple sockets, and adds a transport layer <text:tab/>header used for demultiplexing at reciever to deliver into the correct socket</text:span></text:p>
      <text:list xml:id="list33583646" text:continue-numbering="true" text:style-name="L1">
        <text:list-item>
          <text:p text:style-name="P3">. What is the difference between UDP socket and TCP socket? </text:p>
          <text:p text:style-name="P5">TCP socket requires source and destination IP, while UDP only requires destination IP</text:p>
        </text:list-item>
        <text:list-item>
          <text:p text:style-name="P3"><text:s/>What is the usual size of UDP header? <text:s/></text:p>
          <text:p text:style-name="P5"><text:s/>8 bytes</text:p>
        </text:list-item>
        <text:list-item>
          <text:p text:style-name="P3">What is the usual size of IPv4 header?.</text:p>
          <text:p text:style-name="P5">20 bytes</text:p>
        </text:list-item>
        <text:list-item>
          <text:p text:style-name="P3"><text:s/>What is the purpose of UDP checksum? </text:p>
          <text:p text:style-name="P5">To detect errors </text:p>
        </text:list-item>
        <text:list-item>
          <text:p text:style-name="P3"><text:s/>What is the problem and solution in rdt 2.0, rdt 2.1, and rdt 3? </text:p>
          <text:p text:style-name="P5">1.0: assume no errors or packet loss occur solution: 2.0</text:p>
          <text:p text:style-name="P5">2.0: bits may be flipped, introduce a checksum, how to recover from these errors? ACK and NAK- may be corrupted</text:p>
          <text:p text:style-name="P5">2.1: send one packet and wait for reciever response (stop and wait)</text:p>
          <text:p text:style-name="P5">2.2: get rid of NAK, include sequence number in ACK – duplicate ACK results in retransmission</text:p>
          <text:p text:style-name="P5">3.0: The channel can also lose packets (ACK's, Data), senders waits reasonable amount of time for ACK, if not recieved in time, retransmit</text:p>
        </text:list-item>
        <text:list-item>
          <text:p text:style-name="P3">For non-pipelined protocols, why does sequence number surface (0, 1) suffice? . </text:p>
          <text:p text:style-name="P5">0 and 1 will alternate for each packet recieved- if a 0 is recieved after another 0, or a 1 is recieved after another 1, retransmit</text:p>
        </text:list-item>
        <text:list-item>
          <text:p text:style-name="P3">What is the difference between stop-and-wait protocols and pipelined protocols? </text:p>
          <text:p text:style-name="P5">Pipelined protocols allow for transmission of more packets concurrently</text:p>
        </text:list-item>
        <text:list-item>
          <text:p text:style-name="P3">What is called cumulative ACK? <text:s/></text:p>
          <text:p text:style-name="P5">It tells the sender that you have recieved packets up to a certain point</text:p>
        </text:list-item>
        <text:list-item>
          <text:p text:style-name="P3">Why does Selective Repeat have the dilemma when seq #’s: 0, 1, 2, 3 and window size=3?</text:p>
          <text:p text:style-name="P5">Duplicate data can be accepted as new</text:p>
        </text:list-item>
        <text:list-item>
          <text:p text:style-name="P3">For k-bit sequence number, what is the window size for GBN and Selective Repeat respectively? </text:p>
          <text:p text:style-name="P5">GBN – 2<text:span text:style-name="T2">k</text:span>, largest sequence number – 2<text:span text:style-name="T2">k </text:span>-1</text:p>
          <text:p text:style-name="P5">Selective repeat – 2<text:span text:style-name="T2">k-1 </text:span><text:span text:style-name="T3">, largest sequence number- 2</text:span><text:span text:style-name="T2">k-1 </text:span><text:span text:style-name="T3">-1</text:span></text:p>
        </text:list-item>
        <text:list-item>
          <text:p text:style-name="P3">Give at least five features of TCP which UDP doesn’t have. <text:s/></text:p>
          <text:p text:style-name="P5">Flow control, congestion control, in order byte stream, 3 way handshake, </text:p>
        </text:list-item>
        <text:list-item>
          <text:p text:style-name="P3">What is called TCP fast retransmit? </text:p>
          <text:p text:style-name="P5">Retransmit on Tiple duplicate ACK, as segment is likely lost</text:p>
        </text:list-item>
        <text:list-item>
          <text:p text:style-name="P3">Give me two indicators of a data loss. <text:s/></text:p>
          <text:p text:style-name="P5">Time out, duplicate ACK</text:p>
        </text:list-item>
        <text:list-item>
          <text:p text:style-name="P3">What is the definition for sequence number and acknowledgement number respectively in TCP? </text:p>
        </text:list-item>
      </text:list>
      <text:p text:style-name="Standard"><text:s/><text:span text:style-name="T1"><text:tab/>Sequence number: byte stream "number" of first byte in segment's data</text:span></text:p>
      <text:p text:style-name="P1"><text:tab/>ACK number: squence number of next byte expected from other side</text:p>
      <text:list xml:id="list33589525" text:continue-numbering="true" text:style-name="L1">
        <text:list-item>
          <text:p text:style-name="P3"><text:soft-page-break/>Among the packet headers, which layer header contains port number? Which layer header contains IP address? Which layer header contains physical address? </text:p>
          <text:p text:style-name="P5">Network layer, Link layer</text:p>
        </text:list-item>
        <text:list-item>
          <text:p text:style-name="P3"><text:s/>What is the major difference between TCP flow control and congestion control? </text:p>
          <text:p text:style-name="P5">Flow control: sender will not overwhelm reciever</text:p>
          <text:p text:style-name="P5">Congestion Control – too many sources sending too much data too fast</text:p>
        </text:list-item>
        <text:list-item>
          <text:p text:style-name="P3"><text:s/>How does the receiver “advertises” free buffer space (amount recorded by rwnd) in TCP header? <text:s/></text:p>
        </text:list-item>
        <text:list-item>
          <text:p text:style-name="P3">Why do we need preamble in packet format? </text:p>
          <text:p text:style-name="P5">To synchronize reciever and sender clock rates – 7 bytes of (10101010) followed by one byte of (10101011)</text:p>
        </text:list-item>
        <text:list-item>
          <text:p text:style-name="P3">Give me three costs of congestions. </text:p>
          <text:p text:style-name="P5">No retransmission with infinte buffer, retransmission of timed out packet with finite buffer, any upstream transmission capacity used for dropped packet was wasted</text:p>
        </text:list-item>
        <text:list-item>
          <text:p text:style-name="P3">Why does TCP have faireness? </text:p>
          <text:p text:style-name="P5">Allows for parallel connections</text:p>
        </text:list-item>
        <text:list-item>
          <text:p text:style-name="P3">What is called “longest prefix matching”? <text:s/></text:p>
          <text:p text:style-name="P5">When looking for forwarding table entry for given destination address, use longest prefix that matches destination address</text:p>
        </text:list-item>
        <text:list-item>
          <text:p text:style-name="P3">IP address: What is subset part and host part? </text:p>
          <text:p text:style-name="P5">Subnet part – high order bits</text:p>
          <text:p text:style-name="P5">host part – low order bits</text:p>
        </text:list-item>
        <text:list-item>
          <text:p text:style-name="P3"><text:s/>CIDR: What does “x” mean in “a.b.c.d/x”? </text:p>
        </text:list-item>
      </text:list>
      <text:p text:style-name="P1"><text:tab/>x is # of bits in subnet portion of address</text:p>
      <text:list xml:id="list33568576" text:continue-numbering="true" text:style-name="L1">
        <text:list-item>
          <text:p text:style-name="P3">NAT: why can the internal computers use private addresses like “10.0.0.1”? . </text:p>
          <text:p text:style-name="P5">The NAT router will translate the private address to a public one</text:p>
        </text:list-item>
        <text:list-item>
          <text:p text:style-name="P3">In distance vector algorithm, give me two conditions that may cause the router to re-compute the distance vector estimates? <text:s/></text:p>
          <text:p text:style-name="P5">If it's neighbor sends an updated estimate</text:p>
          <text:p text:style-name="P5">If there is a change in a local link</text:p>
        </text:list-item>
        <text:list-item>
          <text:p text:style-name="P3">What is the difference between inter-AS and intra-As protocols? </text:p>
          <text:p text:style-name="P5">Intra-AS is used by routers in the same AS</text:p>
          <text:p text:style-name="P5">Inter-AS is used to forward data outside of ASI and propogate reachability to other routers in the same ASI</text:p>
        </text:list-item>
        <text:list-item>
          <text:p text:style-name="P3"><text:s/>What is the functionality of inter-AS protocol? </text:p>
        </text:list-item>
        <text:list-item>
          <text:p text:style-name="P3"><text:s/>What is called “hot potato routing”? <text:s/></text:p>
          <text:p text:style-name="P5">Sned packets towards closest of 2 routers</text:p>
        </text:list-item>
        <text:list-item>
          <text:p text:style-name="P3">What is the difference between eBGP and iBGP? </text:p>
          <text:p text:style-name="P5">eBGP : obtain subnet reachability information from neighboring AS's</text:p>
          <text:p text:style-name="P5">iBGP: propagate reachability information to all ASI routers </text:p>
        </text:list-item>
        <text:list-item>
          <text:p text:style-name="P3"><text:s/>What is the difference between TDMA and FDMA?</text:p>
          <text:p text:style-name="P5">TDMA: Time divison multiple access – each station gets a fixed length slot, unused slots go idle</text:p>
          <text:p text:style-name="P5">FDMA- frequency division multiple access – channel spectrum divided into frequency bands, each station assigned fixed frequency band, unused bands go idle </text:p>
        </text:list-item>
        <text:list-item>
          <text:p text:style-name="P7">List two common drawbacks for “taking turns” MAC protocols. </text:p>
          <text:p text:style-name="P5">Token overhead</text:p>
          <text:p text:style-name="P5">Single point of failure</text:p>
        </text:list-item>
      </text:list>
      <text:p text:style-name="P1"/>
      <text:p text:style-name="P1"/>
      <text:p text:style-name="P1"/>
      <text:p text:style-name="P1"/>
      <text:p text:style-name="P1"><text:soft-page-break/>True or False Questions:</text:p>
      <text:list xml:id="list785274854639982138" text:style-name="L2">
        <text:list-item>
          <text:p text:style-name="P8">Multiplexing occurs at receiver and de-multiplexing occurs at sender. </text:p>
          <text:p text:style-name="P6">False, multiplexing occurs at sender, de-multiplexing occurs at reciever</text:p>
        </text:list-item>
        <text:list-item>
          <text:p text:style-name="P8">UDP socket is identified by 4-tuple: source IP, source port number, destination IP and destination port number. </text:p>
          <text:p text:style-name="P6">False, TCP is identified by the 4-tuple</text:p>
        </text:list-item>
        <text:list-item>
          <text:p text:style-name="P8">Checksum can be used to detect transmission error 100% correct. <text:s/></text:p>
          <text:p text:style-name="P6">False, different packets may match the same checksum</text:p>
        </text:list-item>
        <text:list-item>
          <text:p text:style-name="P8">rdt 3.0 is a pipelined protocol as it is much better than rdt 2.0. </text:p>
          <text:p text:style-name="P6">False, rdt3.0 uses stop and wait protocol</text:p>
        </text:list-item>
        <text:list-item>
          <text:p text:style-name="P8">Stop-and-wait protocols are better than pipelined protocols regarding performance and network utilization. <text:s/></text:p>
          <text:p text:style-name="P6">False, pipelined protocols have better preformance and utilization</text:p>
        </text:list-item>
        <text:list-item>
          <text:p text:style-name="P8">Selective Repeat utilizes cumulative ACK.</text:p>
          <text:p text:style-name="P6">True</text:p>
        </text:list-item>
        <text:list-item>
          <text:p text:style-name="P8"><text:s/>GBN has buffers at the receiver’s side. </text:p>
          <text:p text:style-name="P6">False, Selective repeat has buffers at recievers side</text:p>
        </text:list-item>
        <text:list-item>
          <text:p text:style-name="P8">Network layer protocols are only for routers.</text:p>
          <text:p text:style-name="P6">False, network layer protocols are used inevery host and routers</text:p>
        </text:list-item>
        <text:list-item>
          <text:p text:style-name="P8">Forwarding and routing are totally independent. <text:s/></text:p>
          <text:p text:style-name="P6">False, forwarding and routing are interplayed together</text:p>
        </text:list-item>
        <text:list-item>
          <text:p text:style-name="P8">Forwarding table uses individual IP addresses as indexes for each entry. <text:s/></text:p>
          <text:p text:style-name="P6"/>
        </text:list-item>
        <text:list-item>
          <text:p text:style-name="P8">Internet is based on datagram network, which is reliable. </text:p>
          <text:p text:style-name="P6"/>
        </text:list-item>
        <text:list-item>
          <text:p text:style-name="P8"><text:s/>IP address is flat. </text:p>
          <text:p text:style-name="P6">False, MAC address is flat</text:p>
        </text:list-item>
        <text:list-item>
          <text:p text:style-name="P8">Like TCP and UDP, ICMP is a transport layer protocol. </text:p>
          <text:p text:style-name="P6">False, ICMP is a network layer protocol</text:p>
        </text:list-item>
        <text:list-item>
          <text:p text:style-name="P8">In tunneling technique, IPv4 is carried as payload of IPv6 packet. </text:p>
          <text:p text:style-name="P6">False, Ipv6 is carried as a payload in Ipv4 packet</text:p>
        </text:list-item>
        <text:list-item>
          <text:p text:style-name="P8">Link state algorithm is appropriate for use in large-scale networks. </text:p>
          <text:p text:style-name="P6">False, link state is good for small networks as it requires a complete topology</text:p>
        </text:list-item>
        <text:list-item>
          <text:p text:style-name="P8">For broadcasting, in-network duplication is better than source duplication..</text:p>
          <text:p text:style-name="P6">True</text:p>
        </text:list-item>
        <text:list-item>
          <text:p text:style-name="P8"><text:s/>What is called reverse path forwarding (RPF)-based controlled flooding? <text:s/></text:p>
          <text:p text:style-name="P6">Only forward packet if it arrived on shortest path between node and source</text:p>
        </text:list-item>
        <text:list-item>
          <text:p text:style-name="P8">Data link layer studies logical communication between remote hosts or processes.</text:p>
          <text:p text:style-name="P8"><text:s/><text:span text:style-name="T1">False, transport layer and network layer studies this</text:span></text:p>
        </text:list-item>
        <text:list-item>
          <text:p text:style-name="P8"><text:s/>With CSMA, there is no possibility to have collisions. </text:p>
          <text:p text:style-name="P6">False, collisions may occur due to propagation delay</text:p>
        </text:list-item>
        <text:list-item>
          <text:p text:style-name="P8">MAC address is hierarchical. <text:s/></text:p>
          <text:p text:style-name="P6">False, IP address is hierarchical</text:p>
        </text:list-item>
        <text:list-item>
          <text:p text:style-name="P8">MAC address is portable. </text:p>
          <text:p text:style-name="P6">True</text:p>
        </text:list-item>
        <text:list-item>
          <text:p text:style-name="P8">What is the difference between switch and router? </text:p>
          <text:p text:style-name="P6">Switches are link layer devices that use flooding and MAC addresses</text:p>
          <text:p text:style-name="P6">routers are network layer devices that rely on forwarding tables and IP addres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9M58S</meta:editing-duration>
    <meta:editing-cycles>6</meta:editing-cycles>
    <meta:generator>OpenOffice/4.1.5$Win32 OpenOffice.org_project/415m1$Build-9789</meta:generator>
    <dc:date>2019-05-12T13:37:02.91</dc:date>
    <meta:document-statistic meta:table-count="0" meta:image-count="0" meta:object-count="0" meta:page-count="3" meta:paragraph-count="126" meta:word-count="1297" meta:character-count="7877"/>
    <meta:user-defined meta:name="Info 1"/>
    <meta:user-defined meta:name="Info 2"/>
    <meta:user-defined meta:name="Info 3"/>
    <meta:user-defined meta:name="Info 4"/>
  </office:meta>
</office:document-meta>
</file>